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lide_20_de_20_título-title" style:list-style-name="L3">
      <style:graphic-properties draw:stroke="none" svg:stroke-width="0cm" svg:stroke-color="#3333cc" draw:fill="solid" draw:fill-color="#18185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lide_20_de_20_título-notes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solid" draw:fill-color="#18185e"/>
      <style:paragraph-properties fo:margin-top="0cm" fo:margin-bottom="0cm" fo:line-height="100%" fo:text-align="start" style:punctuation-wrap="hanging" style:writing-mode="lr-tb" style:font-independent-line-spacing="true"/>
      <style:text-properties fo:font-size="34pt" style:font-size-asian="34pt" style:font-size-complex="34pt" fo:hyphenate="false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34pt" fo:letter-spacing="normal" fo:language="pt" fo:country="BR" fo:font-style="normal" style:text-underline-style="none" fo:font-weight="normal" fo:background-color="transparent" style:font-size-asian="34pt" style:font-style-asian="normal" style:font-weight-asian="normal" style:font-size-complex="3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pt" fo:country="B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Tu,  te abeiraste da praia,&#10; não buscaste nem sábios nem ricos" draw:style-name="dp1" draw:master-page-name="Slide_20_de_20_título" presentation:presentation-page-layout-name="AL1T0">
        <draw:frame draw:name="Título 1" presentation:style-name="pr1" draw:text-style-name="P2" draw:layer="layout" svg:width="25.399cm" svg:height="19.049cm" svg:x="0cm" svg:y="0cm" presentation:class="title" presentation:user-transformed="true">
          <draw:text-box>
            <text:p text:style-name="P1"><text:span text:style-name="T1">Tu, <text:s/>te abeiraste da praia,</text:span><text:span text:style-name="T1"><text:line-break/></text:span><text:span text:style-name="T1"> não buscaste nem sábios nem ricos.</text:span><text:span text:style-name="T1"><text:line-break/></text:span><text:span text:style-name="T1">Somente queres <text:s/>que eu te siga </text:span><text:span text:style-name="T1"><text:line-break/></text:span><text:span text:style-name="T1">SENHOR, <text:s/>TU ME OLHASTE NOS OLHOS, A SORRIR, PRONUNCIASTE MEU NOME, LÁ NA PRAIA, <text:s/>EU LARGUEI O MEU BARCO,</text:span><text:span text:style-name="T1"><text:line-break/></text:span><text:span text:style-name="T1"> JUNTO A TI, <text:s/>BUSCAREI OUTRO MAR.</text:span><text:span text:style-name="T1"><text:line-break/></text:span><text:span text:style-name="T1">Tu, <text:s/>sabes bem que em meu barco</text:span><text:span text:style-name="T1"><text:line-break/></text:span><text:span text:style-name="T1">eu não tenho <text:s/>nem ouro e nem espadas,</text:span><text:span text:style-name="T1"><text:line-break/></text:span><text:span text:style-name="T1">somente redes <text:s text:c="2"/>e o meu trabalho. <text:s text:c="9"/>REFRÃO</text:span><text:span text:style-name="T1"><text:line-break/></text:span><text:span text:style-name="T1"/></text:p>
          </draw:text-box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" presentation:class="page"/>
          <draw:frame draw:name="Espaço Reservado para Anotações 2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Tom: C <text:s text:c="11"/>A BARCA</text:span></text:p>
              <text:p text:style-name="P3"><text:span text:style-name="T2">C <text:s/>C <text:s text:c="2"/>G <text:s text:c="13"/>G <text:s text:c="14"/>C <text:s text:c="4"/>C <text:s text:c="3"/>C</text:span></text:p>
              <text:p text:style-name="P3"><text:span text:style-name="T2">Tu, <text:s text:c="6"/>te abeiraste da praia,</text:span></text:p>
              <text:p text:style-name="P3"><text:span text:style-name="T2"><text:s text:c="3"/></text:span><text:span text:style-name="T2">C <text:s text:c="9"/>Dm <text:s text:c="2"/>Dm <text:s/>Dm <text:s text:c="9"/>Dm <text:s text:c="15"/></text:span><text:span text:style-name="T2">G <text:s text:c="3"/>G <text:s/>G</text:span></text:p>
              <text:p text:style-name="P3"><text:span text:style-name="T2"><text:s/></text:span><text:span text:style-name="T2">não buscaste <text:s text:c="14"/>nem sábios nem </text:span><text:span text:style-name="T2">ricos.</text:span></text:p>
              <text:p text:style-name="P3"><text:span text:style-name="T2"><text:s text:c="8"/></text:span><text:span text:style-name="T2">G <text:s text:c="10"/>C <text:s/>C <text:s text:c="2"/>G <text:s text:c="8"/>G <text:s text:c="7"/>C <text:s text:c="2"/>C <text:s text:c="2"/>C <text:s text:c="2"/></text:span><text:span text:style-name="T2"><text:s text:c="5"/></text:span></text:p>
              <text:p text:style-name="P3"><text:span text:style-name="T2">Somente queres <text:s text:c="5"/>que eu te siga). </text:span></text:p>
              <text:p text:style-name="P3"><text:span text:style-name="T2"/></text:p>
              <text:p text:style-name="P3"><text:span text:style-name="T3"><text:s/></text:span><text:span text:style-name="T3">C <text:s text:c="5"/>F <text:s/>F <text:s/>G <text:s text:c="17"/>G <text:s text:c="13"/>C <text:s text:c="3"/>C <text:s text:c="2"/></text:span><text:span text:style-name="T3">Am <text:s/></text:span></text:p>
              <text:p text:style-name="P3"><text:span text:style-name="T3">Senhor, <text:s text:c="6"/>Tu me olhaste nos olhos,</text:span></text:p>
              <text:p text:style-name="P3"><text:span text:style-name="T3">Am <text:s text:c="3"/>Dm <text:s/>Dm <text:s/>G <text:s text:c="16"/>G <text:s text:c="15"/>C <text:s text:c="4"/></text:span><text:span text:style-name="T3">C <text:s text:c="4"/>C</text:span></text:p>
              <text:p text:style-name="P3"><text:span text:style-name="T3"><text:s text:c="2"/></text:span><text:span text:style-name="T3">a sorrir, <text:s text:c="13"/>pronunciaste meu nome,</text:span></text:p>
              <text:p text:style-name="P3"><text:span text:style-name="T3"><text:s/></text:span><text:span text:style-name="T3">C <text:s text:c="10"/>F <text:s/>F <text:s/>G <text:s text:c="14"/>G <text:s text:c="15"/>C <text:s text:c="2"/>C <text:s text:c="3"/></text:span><text:span text:style-name="T3">Am <text:s/></text:span></text:p>
              <text:p text:style-name="P3"><text:span text:style-name="T3">lá na praia, <text:s text:c="5"/>eu larguei o meu barco,</text:span></text:p>
              <text:p text:style-name="P3"><text:span text:style-name="T3"><text:s/></text:span><text:span text:style-name="T3">Am <text:s text:c="6"/>Dm Dm G <text:s text:c="13"/>G <text:s text:c="14"/>C <text:s text:c="3"/></text:span><text:span text:style-name="T3">C <text:s/>C </text:span></text:p>
              <text:p text:style-name="P3"><text:span text:style-name="T3"><text:s/></text:span><text:span text:style-name="T3">junto a Ti, <text:s text:c="13"/>buscarei outro mar.</text:span></text:p>
              <text:p text:style-name="P3"><text:span text:style-name="T2"/></text:p>
              <text:p text:style-name="P3"><text:span text:style-name="T2">C <text:s/>C <text:s/>G <text:s text:c="13"/>G <text:s text:c="29"/>C <text:s text:c="2"/>C <text:s text:c="2"/></text:span><text:span text:style-name="T2">C </text:span></text:p>
              <text:p text:style-name="P3"><text:span text:style-name="T2">Tu, <text:s text:c="5"/>sabes bem que em meu barco</text:span></text:p>
              <text:p text:style-name="P3"><text:span text:style-name="T2">C <text:s text:c="10"/>Dm <text:s/>Dm <text:s/>Dm <text:s text:c="8"/>Dm <text:s text:c="21"/></text:span><text:span text:style-name="T2">G <text:s/>G <text:s text:c="3"/>G</text:span></text:p>
              <text:p text:style-name="P3"><text:span text:style-name="T2">eu não tenho <text:s text:c="11"/>nem ouro e nem </text:span><text:span text:style-name="T2">espadas,</text:span></text:p>
              <text:p text:style-name="P3"><text:span text:style-name="T2"><text:s text:c="8"/></text:span><text:span text:style-name="T2">G <text:s text:c="7"/>C <text:s text:c="2"/>C <text:s/>G <text:s text:c="10"/>G <text:s text:c="10"/>C <text:s text:c="2"/>C <text:s text:c="2"/>C</text:span></text:p>
              <text:p text:style-name="P3"><text:span text:style-name="T2">somente redes <text:s text:c="5"/>e o meu trabalho. <text:s text:c="9"/></text:span><text:span text:style-name="T2">REFRÃO</text:span></text:p>
              <text:p text:style-name="P3"><text:span text:style-name="T2"/></text:p>
              <text:p text:style-name="P3"><text:span text:style-name="T2">C <text:s/>C <text:s/>G <text:s text:c="16"/>G <text:s text:c="11"/>C <text:s/>C <text:s text:c="2"/>C <text:s/></text:span></text:p>
              <text:p text:style-name="P3"><text:span text:style-name="T2">Tu, <text:s text:c="5"/>minhas mãos solicitas,</text:span></text:p>
              <text:p text:style-name="P3"><text:span text:style-name="T2"><text:s text:c="4"/></text:span><text:span text:style-name="T2">C <text:s text:c="10"/>Dm <text:s text:c="2"/>Dm <text:s text:c="2"/>Dm <text:s text:c="10"/>Dm <text:s text:c="13"/></text:span><text:span text:style-name="T2"><text:s text:c="2"/>G <text:s text:c="2"/>G <text:s text:c="3"/>G</text:span></text:p>
              <text:p text:style-name="P3"><text:span text:style-name="T2"><text:s/></text:span><text:span text:style-name="T2">meu cansaço <text:s text:c="17"/>que a outros </text:span><text:span text:style-name="T2">descanse,</text:span></text:p>
              <text:p text:style-name="P3"><text:span text:style-name="T2"><text:s text:c="7"/></text:span><text:span text:style-name="T2">G <text:s text:c="16"/>C <text:s/>C <text:s/>G <text:s text:c="9"/>G <text:s text:c="11"/>C <text:s text:c="4"/></text:span><text:span text:style-name="T2">C <text:s text:c="2"/>C</text:span></text:p>
              <text:p text:style-name="P3"><text:span text:style-name="T2"><text:s/></text:span><text:span text:style-name="T2">amor que almejas, <text:s text:c="6"/>seguir te amando.</text:span></text:p>
              <text:p text:style-name="P3"><text:span text:style-name="T2"/></text:p>
              <text:p text:style-name="P3"><text:span text:style-name="T2">C <text:s text:c="4"/>G7 <text:s text:c="19"/>C <text:s text:c="4"/>C7</text:span></text:p>
              <text:p text:style-name="P3"><text:span text:style-name="T2">Tu, <text:s text:c="5"/>pescador de outros lagos,</text:span></text:p>
              <text:p text:style-name="P3"><text:span text:style-name="T2"><text:s text:c="9"/></text:span><text:span text:style-name="T2">Dm <text:s text:c="2"/>Dm7 <text:s text:c="14"/>G G7</text:span></text:p>
              <text:p text:style-name="P3"><text:span text:style-name="T2"><text:s/></text:span><text:span text:style-name="T2">Ânsia eterna de almas que esperam,</text:span><text:span text:style-name="T2"><text:line-break/></text:span><text:span text:style-name="T2"> <text:s text:c="8"/>C <text:s text:c="2"/>G7 <text:s text:c="15"/>C C7</text:span><text:span text:style-name="T2"><text:line-break/></text:span><text:span text:style-name="T2">Bondoso amigo que assim me </text:span><text:span text:style-name="T2">chamas. (Senhor) <text:s text:c="2"/>REFRÃO</text:span></text:p>
            </draw:text-box>
          </draw:frame>
          <draw:frame draw:name="Espaço Reservado para Número de Slide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 </text:span><text:span text:style-name="MT2">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=  A     G D                   A ALEGRIA ESTA NO CORAÇÃO A                                A Alegria esta no coração           D                                 A  de quem já conhece a jesus                  A a verdadeira paz só tem aquele           B                         E que já conhece a jesus       A                              A7 o sentimento mais precioso            D                              F que vem do nosso senhor             A                 E é o amor que só tem,                                          A quem já conhece a jesus                    A                                       A7 POSSO PISAR NUMA TROPA E SALTAR AS MURALHAS          D              F ALELUIA ALELUIA</dc:title>
    <meta:initial-creator>Usuário do Windows</meta:initial-creator>
    <meta:editing-cycles>23</meta:editing-cycles>
    <meta:creation-date>2015-03-16T01:23:29</meta:creation-date>
    <dc:date>2023-09-05T22:09:01.630433016</dc:date>
    <meta:editing-duration>PT4H25M22S</meta:editing-duration>
    <meta:generator>LibreOffice/7.3.7.2$Linux_X86_64 LibreOffice_project/30$Build-2</meta:generator>
    <meta:document-statistic meta:object-count="25"/>
    <meta:user-defined meta:name="AppVersion">12.0000</meta:user-defined>
    <meta:user-defined meta:name="Notes" meta:value-type="float">1</meta:user-defined>
    <meta:user-defined meta:name="PresentationFormat">Apresentação na tela (4:3)</meta:user-defined>
    <meta:user-defined meta:name="Slides" meta:value-type="float">1</meta:user-defined>
  </office:meta>
</office:document-meta>
</file>